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italic" fo:font-weight="normal" style:font-style-asian="italic" style:font-weight-asian="normal" style:font-style-complex="italic" style:font-weight-complex="normal"/>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PORT01 Circuits</text:p>
      <text:p text:style-name="Standard"/>
      <text:p text:style-name="Standard">PPORT01 is designed to accommodate writes using EPP protocol with a parallel port to either of two addresses. Each address corresponds to one of the two 8-bit outputs. </text:p>
      <text:p text:style-name="Standard"/>
      <text:p text:style-name="P1">Physical Layout</text:p>
      <text:p text:style-name="Standard"/>
      <text:p text:style-name="Standard">The circuit consists of a 2 x 3 perf board (0.100 spacing) attached to the top of a BUD box. The BUD box provides Vcc and ground to the circuit. Ground is tied via the BUD box chassis to the ground post of the AC input. The device is enabled with an external switch and is fused. The power circuit includes a transformer, filter, diodes, and resistors. Because this circuit does <text:span text:style-name="T1">NOT</text:span> provide a matching negative voltage, rectification is provided by diodes and a Full Wave Rectifier circuit instead of a bridge rectifier.</text:p>
      <text:p text:style-name="Standard"/>
      <text:p text:style-name="Standard">A Male DB25 connector interfaced by an auxiliary PC board (Winford) provides the interface to the computer parallel port. Output is to two 10-wire IDC connectors to support 8 bits of output and a ground connection.</text:p>
      <text:p text:style-name="Standard"/>
      <text:p text:style-name="P1">Power Supply Specification</text:p>
      <text:p text:style-name="P1"/>
      <text:p text:style-name="P2">The parallel port uses up to 13 lines, each which would sink or source up to about 12 mA. <text:s/>Thus, driving the port would require up to about 160 mA. If one allows for a similar current for driving the output lines, they would sink/source 16 x 12 mA or 190 mA. Allowing a 50% safety margin implies a design accommodating up to 540 mA. </text:p>
      <text:p text:style-name="P2"/>
      <text:p text:style-name="P2">Using a 7805 to regulate Vcc means accommodating a dropout voltage of 2 V. Thus, unregulated voltage is 7 Volts. A 10% ripple tolerance means that 0.9 x Vunreg = 7V, so Vunreg=7.2V. Using diodes instead of a bridge rectifier means that the output from the transformer needs to be about 8.4 V. Transformer ratings are for RMS of 110 V, but need to accommodate sags up to, say 95 V. So the output of 8.4 for 95 V means that for 110 V, the output would be 110 x 8.4 / 95 =9.7 V. <text:s text:c="2"/>So the Full Wave Rectified circuit requires a transformer with 13.9 V (9.7 x sqrt(2) ) Notes (see '20_020_020_001_PowerTransformer_FilterRatings.pdf' in notes directory) suggest that the transformer support a current up to 1.2 x Idc or 650 mA.</text:p>
      <text:p text:style-name="P2"/>
      <text:p text:style-name="P2"><text:span text:style-name="T1">Summary</text:span></text:p>
      <text:p text:style-name="P2"><text:s text:c="3"/>Require 14 VCT or better (10 VA) @ 650 mA.</text:p>
      <text:p text:style-name="P2"><text:s text:c="3"/>Examples:</text:p>
      <text:p text:style-name="P2"><text:s text:c="13"/>Triad #F5-16, #FD5-16</text:p>
      <text:p text:style-name="P2"><text:s text:c="13"/>Hammond 166J16, 166J14</text:p>
      <text:p text:style-name="P2"><text:s text:c="3"/>Filter caps : 1000 uF.</text:p>
      <text:p text:style-name="P2"><text:s text:c="3"/>Diodes supporting forward current of 650 mA with less than 1.4 V forward voltage drop.</text:p>
      <text:p text:style-name="P2"/>
      <text:p text:style-name="P3">Note on Transformer specs:</text:p>
      <text:p text:style-name="P2">Suppose you have a transformer with rating of V CT. This means an RMS of V. If the center tap is grounded, the voltage difference between the two other ends varies from -1.4 x V to +1.4 x V. The voltage relative to ground only varies from -1.4 x V /2 to +1.4 x V/2. <text:s/>So in our example, if we wanted a 9.7 V out from the transformer, we need 9.7 <text:s/>= 1.4 x V/2 so V = 19.4/1.4 = 13.9 V. (Although the specs were for a diode-rectified power with half the voltage drop across the diodes. Using a bridge would've increased this by 1.4 /0.7*110/95/0.9 =2.6 V meaning one needs a 16.5 VCT Transformer.)</text:p>
      <text:p text:style-name="P2"><text:soft-page-brea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8-31T13:59:00</meta:creation-date>
    <dc:date>2010-08-31T15:29:36</dc:date>
    <meta:editing-duration>PT00H14M15S</meta:editing-duration>
    <meta:editing-cycles>2</meta:editing-cycles>
    <meta:generator>OpenOffice.org/3.1$Linux OpenOffice.org_project/310m19$Build-9420</meta:generator>
    <meta:document-statistic meta:table-count="0" meta:image-count="0" meta:object-count="0" meta:page-count="2" meta:paragraph-count="17" meta:word-count="520" meta:character-count="2880"/>
  </office:meta>
</office:document-meta>
</file>